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DO more extende treatnment of splits</text:p>
          </table:table-cell>
          <table:table-cell table:number-columns-repeated="102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3:39:10.959672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18T14:01:36.452552716</dc:date>
    <meta:editing-cycles>66</meta:editing-cycles>
    <meta:editing-duration>PT4H14M38S</meta:editing-duration>
    <meta:document-statistic meta:table-count="1" meta:cell-count="3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